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00800000008EB659A9EB67C9DEE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5" style:family="graphic" style:parent-style-name="objectwithoutfill">
      <style:graphic-properties draw:stroke="dash" draw:stroke-dash="Fine_20_Dashed" svg:stroke-width="0.102cm" svg:stroke-color="#ef413d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67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9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3.888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ed1c24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.051cm" svg:stroke-color="#ed1c2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bitmap" draw:fill-image-name="_35__20_Percent" draw:textarea-horizontal-align="justify" draw:textarea-vertical-align="middle" draw:auto-grow-height="false" fo:min-height="0.681cm" fo:min-width="1.122cm"/>
    </style:style>
    <style:style style:name="gr15" style:family="graphic" style:parent-style-name="objectwithoutfill">
      <style:graphic-properties draw:stroke="dash" draw:stroke-dash="Fine_20_Dashed" svg:stroke-width="0.051cm" svg:stroke-color="#ef413d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="solid" draw:fill-color="#ed1c24" draw:textarea-horizontal-align="justify" draw:textarea-vertical-align="middle" draw:auto-grow-height="false" fo:min-height="0.018cm" fo:min-width="0cm"/>
    </style:style>
    <style:style style:name="gr18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2.24cm" fo:min-width="2.186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5.5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3.45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1.755cm"/>
    </style:style>
    <style:style style:name="gr22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3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11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42cm"/>
    </style:style>
    <style:style style:name="gr27" style:family="graphic" style:parent-style-name="objectwithoutfill">
      <style:graphic-properties draw:stroke="dash" draw:stroke-dash="Fine_20_Dashed"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2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90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00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8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47cm"/>
    </style:style>
    <style:style style:name="gr34" style:family="graphic" style:parent-style-name="standard">
      <style:graphic-properties draw:fill="solid" draw:fill-color="#00a65d" draw:textarea-horizontal-align="justify" draw:textarea-vertical-align="middle" draw:auto-grow-height="false" fo:min-height="0.648cm" fo:min-width="0.372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29cm" fo:min-width="0.04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38" style:family="graphic" style:parent-style-name="standard">
      <style:graphic-properties draw:fill="solid" draw:fill-color="#00a65d" draw:textarea-horizontal-align="justify" draw:textarea-vertical-align="middle" draw:auto-grow-height="false" fo:min-height="0.47cm" fo:min-width="0.22cm"/>
    </style:style>
    <style:style style:name="gr39" style:family="graphic" style:parent-style-name="standard">
      <style:graphic-properties draw:fill="solid" draw:fill-color="#00a65d" draw:textarea-horizontal-align="justify" draw:textarea-vertical-align="middle" draw:auto-grow-height="false" fo:min-height="0.29cm" fo:min-width="0.04cm"/>
    </style:style>
    <style:style style:name="gr40" style:family="graphic" style:parent-style-name="standard">
      <style:graphic-properties draw:fill="solid" draw:fill-color="#ed1c24" draw:textarea-horizontal-align="justify" draw:textarea-vertical-align="middle" draw:auto-grow-height="false" fo:min-height="0.11cm" fo:min-width="0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0.648cm" fo:min-width="0.372cm"/>
    </style:style>
    <style:style style:name="gr42" style:family="graphic" style:parent-style-name="objectwithoutfill">
      <style:graphic-properties draw:stroke="dash" draw:stroke-dash="Fine_20_Dashed" svg:stroke-width="0.051cm" svg:stroke-color="#ed1c2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6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89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22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7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68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0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3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15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581cm"/>
    </style:style>
    <style:style style:name="gr5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ed1c24"/>
      <style:paragraph-properties fo:text-align="center"/>
    </style:style>
    <style:style style:name="P7" style:family="paragraph">
      <loext:graphic-properties draw:fill="bitmap" draw:fill-image-name="_35__20_Percent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00a65d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weight="bold"/>
    </style:style>
    <style:style style:name="P11" style:family="paragraph">
      <loext:graphic-properties draw:fill="solid" draw:fill-color="#00a65d"/>
      <style:paragraph-properties fo:text-align="center"/>
      <style:text-properties fo:font-weight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0.508cm" svg:height="0.508cm" svg:x="5.68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3.302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842cm" svg:y1="6.35cm" svg:x2="3.556cm" svg:y2="11.684cm">
          <text:p/>
        </draw:line>
        <draw:line draw:style-name="gr4" draw:text-style-name="P3" draw:layer="layout" svg:x1="6.096cm" svg:y1="5.842cm" svg:x2="6.604cm" svg:y2="4.826cm">
          <text:p/>
        </draw:line>
        <draw:line draw:style-name="gr5" draw:text-style-name="P3" draw:layer="layout" svg:x1="4.318cm" svg:y1="9.852cm" svg:x2="6.096cm" svg:y2="12.7cm">
          <text:p/>
        </draw:line>
        <draw:frame draw:style-name="gr6" draw:text-style-name="P4" draw:layer="layout" svg:width="2.178cm" svg:height="0.763cm" svg:x="5.08cm" svg:y="12.7cm">
          <draw:text-box>
            <text:p><text:span text:style-name="T1">new key</text:span></text:p>
          </draw:text-box>
        </draw:frame>
        <draw:line draw:style-name="gr7" draw:text-style-name="P3" draw:layer="layout" svg:x1="12.7cm" svg:y1="8.565cm" svg:x2="11.684cm" svg:y2="9.073cm">
          <text:p/>
        </draw:line>
        <draw:frame draw:style-name="gr8" draw:text-style-name="P4" draw:layer="layout" svg:width="3.499cm" svg:height="1.275cm" svg:x="12.552cm" svg:y="7.874cm">
          <draw:text-box>
            <text:p><text:span text:style-name="T1">insert splitting </text:span></text:p>
            <text:p><text:span text:style-name="T1">point if needed</text:span></text:p>
          </draw:text-box>
        </draw:frame>
        <draw:frame draw:style-name="gr9" draw:text-style-name="P4" draw:layer="layout" svg:width="4.359cm" svg:height="2.811cm" svg:x="20.32cm" svg:y="9.652cm">
          <draw:text-box>
            <text:p><text:span text:style-name="T1">insert key (solid red line) as new child of splitting point (recursive)</text:span></text:p>
          </draw:text-box>
        </draw:frame>
        <draw:frame draw:style-name="gr10" draw:text-style-name="P4" draw:layer="layout" svg:width="4.388cm" svg:height="2.299cm" svg:x="6.858cm" svg:y="5.334cm">
          <draw:text-box>
            <text:p><text:span text:style-name="T1">Blue: real nodes</text:span></text:p>
            <text:p><text:span text:style-name="T1">Hollow: contracted </text:span></text:p>
            <text:p><text:span text:style-name="T1">nodes due to</text:span></text:p>
            <text:p><text:span text:style-name="T1">path-compression </text:span></text:p>
          </draw:text-box>
        </draw:frame>
        <draw:custom-shape draw:style-name="gr11" draw:text-style-name="P5" draw:layer="layout" svg:width="0.254cm" svg:height="0.254cm" svg:x="5.134cm" svg:y="7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4.526cm" svg:y="9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3.964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2.546cm" svg:y="5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0.16cm" svg:y="11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2.7cm" svg:y1="6.351cm" svg:x2="10.414cm" svg:y2="11.685cm">
          <text:p/>
        </draw:line>
        <draw:custom-shape draw:style-name="gr11" draw:text-style-name="P5" draw:layer="layout" svg:width="0.254cm" svg:height="0.254cm" svg:x="11.992cm" svg:y="7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54cm" svg:height="0.254cm" svg:x="11.384cm" svg:y="9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10.822cm" svg:y="10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193cm" svg:y1="9.827cm" svg:x2="12.971cm" svg:y2="12.675cm">
          <text:p/>
        </draw:line>
        <draw:frame draw:style-name="gr6" draw:text-style-name="P4" draw:layer="layout" svg:width="2.178cm" svg:height="0.763cm" svg:x="11.955cm" svg:y="12.675cm">
          <draw:text-box>
            <text:p><text:span text:style-name="T1">new key</text:span></text:p>
          </draw:text-box>
        </draw:frame>
        <draw:line draw:style-name="gr13" draw:text-style-name="P3" draw:layer="layout" svg:x1="11.43cm" svg:y1="9.336cm" svg:x2="10.968cm" svg:y2="10.414cm">
          <text:p/>
        </draw:line>
        <draw:custom-shape draw:style-name="gr2" draw:text-style-name="P2" draw:layer="layout" svg:width="0.508cm" svg:height="0.508cm" svg:x="19.346cm" svg:y="5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6.96cm" svg:y="11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3.244cm" svg:height="2.792cm" svg:x="15.552cm" svg:y="12.19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9.5cm" svg:y1="6.352cm" svg:x2="17.214cm" svg:y2="11.686cm">
          <text:p/>
        </draw:line>
        <draw:custom-shape draw:style-name="gr11" draw:text-style-name="P5" draw:layer="layout" svg:width="0.254cm" svg:height="0.254cm" svg:x="18.792cm" svg:y="7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54cm" svg:height="0.254cm" svg:x="18.184cm" svg:y="9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17.622cm" svg:y="10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8.373cm" svg:y1="10.416cm" svg:x2="19.771cm" svg:y2="12.676cm">
          <text:p/>
        </draw:line>
        <draw:line draw:style-name="gr16" draw:text-style-name="P3" draw:layer="layout" svg:x1="18.23cm" svg:y1="9.337cm" svg:x2="17.768cm" svg:y2="10.415cm">
          <text:p/>
        </draw:line>
        <draw:custom-shape draw:style-name="gr11" draw:text-style-name="P5" draw:layer="layout" svg:width="0.254cm" svg:height="0.254cm" svg:x="18.373cm" svg:y="10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19.074cm" svg:y="11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378cm" svg:height="0.378cm" svg:x="19.688cm" svg:y="1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8.23cm" svg:y1="9.338cm" svg:x2="17.993cm" svg:y2="9.906cm">
          <text:p/>
        </draw:line>
        <draw:line draw:style-name="gr13" draw:text-style-name="P3" draw:layer="layout" svg:x1="17.993cm" svg:y1="9.828cm" svg:x2="18.373cm" svg:y2="10.414cm">
          <text:p/>
        </draw:line>
        <draw:custom-shape draw:style-name="gr18" draw:text-style-name="P3" draw:layer="layout" svg:width="2.736cm" svg:height="2.54cm" svg:x="16.764cm" svg:y="8.63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0.42cm" svg:y1="8.282cm" svg:x2="19.658cm" svg:y2="8.79cm">
          <text:p/>
        </draw:line>
        <draw:frame draw:style-name="gr19" draw:text-style-name="P4" draw:layer="layout" svg:width="6.065cm" svg:height="2.299cm" svg:x="20.32cm" svg:y="6.845cm">
          <draw:text-box>
            <text:p><text:span text:style-name="T1">the children of </text:span></text:p>
            <text:p><text:span text:style-name="T1">a node is managed </text:span></text:p>
            <text:p><text:span text:style-name="T1">recursively by the</text:span></text:p>
            <text:p><text:span text:style-name="T1">same DS</text:span></text:p>
          </draw:text-box>
        </draw:frame>
        <draw:line draw:style-name="gr7" draw:text-style-name="P3" draw:layer="layout" svg:x1="20.32cm" svg:y1="10.16cm" svg:x2="18.373cm" svg:y2="10.16cm">
          <text:p/>
        </draw:line>
        <draw:frame draw:style-name="gr20" draw:text-style-name="P4" draw:layer="layout" svg:width="3.956cm" svg:height="1.275cm" svg:x="19.304cm" svg:y="12.971cm">
          <draw:text-box>
            <text:p><text:span text:style-name="T1">insert new key</text:span></text:p>
            <text:p><text:span text:style-name="T1">as new leaf node</text:span></text:p>
          </draw:text-box>
        </draw:frame>
        <draw:custom-shape draw:style-name="gr14" draw:text-style-name="P7" draw:layer="layout" svg:width="3.244cm" svg:height="2.792cm" svg:x="8.753cm" svg:y="12.1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3.244cm" svg:height="2.792cm" svg:x="1.853cm" svg:y="12.1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3" draw:layer="layout" svg:x1="6.096cm" svg:y1="9.852cm" svg:x2="4.572cm" svg:y2="9.852cm">
          <text:p/>
        </draw:line>
        <draw:frame draw:style-name="gr21" draw:text-style-name="P4" draw:layer="layout" svg:width="2.255cm" svg:height="1.787cm" svg:x="6.127cm" svg:y="8.89cm">
          <draw:text-box>
            <text:p><text:span text:style-name="T1">longest </text:span></text:p>
            <text:p><text:span text:style-name="T1">common</text:span></text:p>
            <text:p><text:span text:style-name="T1">prefix</text:span></text:p>
          </draw:text-box>
        </draw:frame>
        <draw:line draw:style-name="gr4" draw:text-style-name="P3" draw:layer="layout" svg:x1="12.896cm" svg:y1="5.842cm" svg:x2="13.404cm" svg:y2="4.826cm">
          <text:p/>
        </draw:line>
        <draw:line draw:style-name="gr4" draw:text-style-name="P3" draw:layer="layout" svg:x1="19.696cm" svg:y1="5.842cm" svg:x2="20.204cm" svg:y2="4.826cm">
          <text:p/>
        </draw:line>
        <draw:line draw:style-name="gr4" draw:text-style-name="P3" draw:layer="layout" svg:x1="6.096cm" svg:y1="6.35cm" svg:x2="6.604cm" svg:y2="7.366cm">
          <text:p/>
        </draw:line>
        <draw:line draw:style-name="gr4" draw:text-style-name="P3" draw:layer="layout" svg:x1="12.896cm" svg:y1="6.35cm" svg:x2="13.404cm" svg:y2="7.366cm">
          <text:p/>
        </draw:line>
        <draw:line draw:style-name="gr4" draw:text-style-name="P3" draw:layer="layout" svg:x1="19.696cm" svg:y1="6.35cm" svg:x2="20.204cm" svg:y2="7.366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2" draw:text-style-name="P2" draw:layer="layout" svg:width="0.762cm" svg:height="0.762cm" draw:transform="skewX (-0.00139626340159546) translate (4.572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5.335cm" svg:y1="9.498cm" svg:x2="8.89cm" svg:y2="9.498cm">
          <text:p/>
        </draw:line>
        <draw:custom-shape draw:style-name="gr24" draw:text-style-name="P5" draw:layer="layout" svg:width="0.508cm" svg:height="0.508cm" svg:x="8.89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9.411cm" svg:y1="9.499cm" svg:x2="12.966cm" svg:y2="9.499cm">
          <text:p/>
        </draw:line>
        <draw:custom-shape draw:style-name="gr24" draw:text-style-name="P5" draw:layer="layout" svg:width="0.508cm" svg:height="0.508cm" svg:x="12.966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3.511cm" svg:y1="9.499cm" svg:x2="17.066cm" svg:y2="9.499cm">
          <text:p/>
        </draw:line>
        <draw:custom-shape draw:style-name="gr24" draw:text-style-name="P5" draw:layer="layout" svg:width="0.508cm" svg:height="0.508cm" svg:x="17.066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7.537cm" svg:y1="9.498cm" svg:x2="21.092cm" svg:y2="9.498cm">
          <text:p/>
        </draw:line>
        <draw:custom-shape draw:style-name="gr22" draw:text-style-name="P2" draw:layer="layout" svg:width="0.762cm" svg:height="0.762cm" draw:transform="skewX (-0.00139626340159546) translate (21.045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4" draw:layer="layout" svg:width="1.797cm" svg:height="0.763cm" svg:x="4.064cm" svg:y="9.906cm">
          <draw:text-box>
            <text:p><text:span text:style-name="T1">parent</text:span></text:p>
          </draw:text-box>
        </draw:frame>
        <draw:frame draw:style-name="gr26" draw:text-style-name="P4" draw:layer="layout" svg:width="1.442cm" svg:height="0.763cm" svg:x="20.72cm" svg:y="9.906cm">
          <draw:text-box>
            <text:p><text:span text:style-name="T1">child</text:span></text:p>
          </draw:text-box>
        </draw:frame>
        <draw:line draw:style-name="gr27" draw:text-style-name="P3" draw:layer="layout" svg:x1="1.036cm" svg:y1="9.498cm" svg:x2="4.591cm" svg:y2="9.498cm">
          <text:p/>
        </draw:line>
        <draw:line draw:style-name="gr3" draw:text-style-name="P3" draw:layer="layout" svg:x1="4.926cm" svg:y1="9.144cm" svg:x2="4.926cm" svg:y2="6.858cm">
          <text:p/>
        </draw:line>
        <draw:line draw:style-name="gr3" draw:text-style-name="P3" draw:layer="layout" svg:x1="9.126cm" svg:y1="9.244cm" svg:x2="9.126cm" svg:y2="6.958cm">
          <text:p/>
        </draw:line>
        <draw:line draw:style-name="gr7" draw:text-style-name="P3" draw:layer="layout" svg:x1="5.688cm" svg:y1="8.128cm" svg:x2="4.926cm" svg:y2="8.128cm">
          <text:p/>
        </draw:line>
        <draw:frame draw:style-name="gr28" draw:text-style-name="P4" draw:layer="layout" svg:width="2.712cm" svg:height="0.763cm" svg:x="5.77cm" svg:y="7.773cm">
          <draw:text-box>
            <text:p><text:span text:style-name="T1">Child (8bit)</text:span></text:p>
          </draw:text-box>
        </draw:frame>
        <draw:line draw:style-name="gr7" draw:text-style-name="P3" draw:layer="layout" svg:x1="8.427cm" svg:y1="8.128cm" svg:x2="9.189cm" svg:y2="8.128cm">
          <text:p/>
        </draw:line>
        <draw:line draw:style-name="gr3" draw:text-style-name="P3" draw:layer="layout" svg:x1="21.426cm" svg:y1="9.144cm" svg:x2="21.426cm" svg:y2="6.858cm">
          <text:p/>
        </draw:line>
        <draw:line draw:style-name="gr7" draw:text-style-name="P3" draw:layer="layout" svg:x1="10.668cm" svg:y1="8.128cm" svg:x2="9.127cm" svg:y2="8.128cm">
          <text:p/>
        </draw:line>
        <draw:line draw:style-name="gr7" draw:text-style-name="P3" draw:layer="layout" svg:x1="19.776cm" svg:y1="8.128cm" svg:x2="21.389cm" svg:y2="8.128cm">
          <text:p/>
        </draw:line>
        <draw:frame draw:style-name="gr29" draw:text-style-name="P8" draw:layer="layout" svg:width="0.502cm" svg:height="1.187cm" svg:x="12.7cm" svg:y="7.62cm">
          <draw:text-box>
            <text:p/>
          </draw:text-box>
        </draw:frame>
        <draw:frame draw:style-name="gr30" draw:text-style-name="P4" draw:layer="layout" svg:width="5.404cm" svg:height="0.763cm" svg:x="12.57cm" svg:y="7.774cm">
          <draw:text-box>
            <text:p><text:span text:style-name="T1">Path-compressed String</text:span></text:p>
          </draw:text-box>
        </draw:frame>
        <draw:line draw:style-name="gr27" draw:text-style-name="P3" draw:layer="layout" svg:x1="21.837cm" svg:y1="9.498cm" svg:x2="25.392cm" svg:y2="9.498cm">
          <text:p/>
        </draw:line>
        <draw:custom-shape draw:style-name="gr22" draw:text-style-name="P2" draw:layer="layout" svg:width="0.762cm" svg:height="0.762cm" draw:transform="skewX (-0.00139626340159546) translate (25.246cm 9.1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4" draw:layer="layout" svg:width="2.509cm" svg:height="1.275cm" svg:x="24.415cm" svg:y="9.907cm">
          <draw:text-box>
            <text:p><text:span text:style-name="T1"><text:s/></text:span><text:span text:style-name="T1">min key</text:span></text:p>
            <text:p><text:span text:style-name="T1">in subtree</text:span></text:p>
          </draw:text-box>
        </draw:frame>
        <draw:line draw:style-name="gr7" draw:text-style-name="P3" draw:layer="layout" svg:x1="9.144cm" svg:y1="10.668cm" svg:x2="9.144cm" svg:y2="9.752cm">
          <text:p/>
        </draw:line>
        <draw:frame draw:style-name="gr32" draw:text-style-name="P4" draw:layer="layout" svg:width="2.356cm" svg:height="0.763cm" svg:x="7.958cm" svg:y="10.521cm">
          <draw:text-box>
            <text:p><text:span text:style-name="T1">indexLen</text:span></text:p>
          </draw:text-box>
        </draw:frame>
        <draw:line draw:style-name="gr7" draw:text-style-name="P3" draw:layer="layout" svg:x1="19.558cm" svg:y1="10.414cm" svg:x2="21.045cm" svg:y2="9.906cm">
          <text:p/>
        </draw:line>
        <draw:frame draw:style-name="gr33" draw:text-style-name="P4" draw:layer="layout" svg:width="1.747cm" svg:height="0.763cm" svg:x="18.573cm" svg:y="10.414cm">
          <draw:text-box>
            <text:p><text:span text:style-name="T1">pcL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34" draw:text-style-name="P9" draw:layer="layout" svg:width="1.232cm" svg:height="1.27cm" svg:x="0.308cm" svg:y="10.79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762cm" svg:height="0.762cm" svg:x="3.521cm" svg:y="11.049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.85cm" svg:y="11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2.651cm" svg:y="1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54cm" svg:y1="11.43cm" svg:x2="1.85cm" svg:y2="11.43cm">
          <text:p/>
        </draw:line>
        <draw:line draw:style-name="gr3" draw:text-style-name="P3" draw:layer="layout" svg:x1="2.34cm" svg:y1="11.43cm" svg:x2="2.65cm" svg:y2="11.43cm">
          <text:p/>
        </draw:line>
        <draw:line draw:style-name="gr3" draw:text-style-name="P3" draw:layer="layout" svg:x1="3.166cm" svg:y1="11.43cm" svg:x2="3.528cm" svg:y2="11.43cm">
          <text:p/>
        </draw:line>
        <draw:custom-shape draw:style-name="gr35" draw:text-style-name="P10" draw:layer="layout" svg:width="0.762cm" svg:height="0.762cm" svg:x="6.264cm" svg:y="11.05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4.593cm" svg:y="1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5.394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283cm" svg:y1="11.431cm" svg:x2="4.593cm" svg:y2="11.431cm">
          <text:p/>
        </draw:line>
        <draw:line draw:style-name="gr3" draw:text-style-name="P3" draw:layer="layout" svg:x1="5.083cm" svg:y1="11.431cm" svg:x2="5.393cm" svg:y2="11.431cm">
          <text:p/>
        </draw:line>
        <draw:line draw:style-name="gr3" draw:text-style-name="P3" draw:layer="layout" svg:x1="5.909cm" svg:y1="11.431cm" svg:x2="6.271cm" svg:y2="11.431cm">
          <text:p/>
        </draw:line>
        <draw:custom-shape draw:style-name="gr36" draw:text-style-name="P3" draw:layer="layout" svg:width="0.508cm" svg:height="0.508cm" svg:x="7.362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8.163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052cm" svg:y1="11.422cm" svg:x2="7.362cm" svg:y2="11.422cm">
          <text:p/>
        </draw:line>
        <draw:line draw:style-name="gr3" draw:text-style-name="P3" draw:layer="layout" svg:x1="7.852cm" svg:y1="11.422cm" svg:x2="8.162cm" svg:y2="11.422cm">
          <text:p/>
        </draw:line>
        <draw:line draw:style-name="gr3" draw:text-style-name="P3" draw:layer="layout" svg:x1="8.678cm" svg:y1="11.422cm" svg:x2="9.04cm" svg:y2="11.422cm">
          <text:p/>
        </draw:line>
        <draw:custom-shape draw:style-name="gr37" draw:text-style-name="P3" draw:layer="layout" svg:width="1.016cm" svg:height="1.016cm" svg:x="9.025cm" svg:y="10.923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762cm" svg:height="0.762cm" svg:x="12.022cm" svg:y="11.05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0.351cm" svg:y="1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1.152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041cm" svg:y1="11.431cm" svg:x2="10.351cm" svg:y2="11.431cm">
          <text:p/>
        </draw:line>
        <draw:line draw:style-name="gr3" draw:text-style-name="P3" draw:layer="layout" svg:x1="10.841cm" svg:y1="11.431cm" svg:x2="11.151cm" svg:y2="11.431cm">
          <text:p/>
        </draw:line>
        <draw:line draw:style-name="gr3" draw:text-style-name="P3" draw:layer="layout" svg:x1="11.667cm" svg:y1="11.431cm" svg:x2="12.029cm" svg:y2="11.431cm">
          <text:p/>
        </draw:line>
        <draw:custom-shape draw:style-name="gr35" draw:text-style-name="P10" draw:layer="layout" svg:width="0.762cm" svg:height="0.762cm" svg:x="14.765cm" svg:y="11.051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3.094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3.895cm" svg:y="1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2.784cm" svg:y1="11.432cm" svg:x2="13.094cm" svg:y2="11.432cm">
          <text:p/>
        </draw:line>
        <draw:line draw:style-name="gr3" draw:text-style-name="P3" draw:layer="layout" svg:x1="13.584cm" svg:y1="11.432cm" svg:x2="13.894cm" svg:y2="11.432cm">
          <text:p/>
        </draw:line>
        <draw:line draw:style-name="gr3" draw:text-style-name="P3" draw:layer="layout" svg:x1="14.41cm" svg:y1="11.432cm" svg:x2="14.772cm" svg:y2="11.432cm">
          <text:p/>
        </draw:line>
        <draw:custom-shape draw:style-name="gr36" draw:text-style-name="P3" draw:layer="layout" svg:width="0.508cm" svg:height="0.508cm" svg:x="15.863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6.6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553cm" svg:y1="11.423cm" svg:x2="15.863cm" svg:y2="11.423cm">
          <text:p/>
        </draw:line>
        <draw:line draw:style-name="gr3" draw:text-style-name="P3" draw:layer="layout" svg:x1="16.353cm" svg:y1="11.423cm" svg:x2="16.663cm" svg:y2="11.423cm">
          <text:p/>
        </draw:line>
        <draw:line draw:style-name="gr3" draw:text-style-name="P3" draw:layer="layout" svg:x1="17.179cm" svg:y1="11.423cm" svg:x2="17.541cm" svg:y2="11.423cm">
          <text:p/>
        </draw:line>
        <draw:custom-shape draw:style-name="gr38" draw:text-style-name="P9" draw:layer="layout" svg:width="1.016cm" svg:height="1.016cm" svg:x="17.526cm" svg:y="10.924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1" draw:layer="layout" svg:width="0.762cm" svg:height="0.762cm" svg:x="20.523cm" svg:y="11.051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8.852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9.653cm" svg:y="1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542cm" svg:y1="11.432cm" svg:x2="18.852cm" svg:y2="11.432cm">
          <text:p/>
        </draw:line>
        <draw:line draw:style-name="gr3" draw:text-style-name="P3" draw:layer="layout" svg:x1="19.342cm" svg:y1="11.432cm" svg:x2="19.652cm" svg:y2="11.432cm">
          <text:p/>
        </draw:line>
        <draw:line draw:style-name="gr3" draw:text-style-name="P3" draw:layer="layout" svg:x1="20.168cm" svg:y1="11.432cm" svg:x2="20.53cm" svg:y2="11.432cm">
          <text:p/>
        </draw:line>
        <draw:custom-shape draw:style-name="gr35" draw:text-style-name="P10" draw:layer="layout" svg:width="0.762cm" svg:height="0.762cm" svg:x="23.266cm" svg:y="11.052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21.595cm" svg:y="1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6" draw:layer="layout" svg:width="0.508cm" svg:height="0.508cm" svg:x="22.396cm" svg:y="1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1.285cm" svg:y1="11.433cm" svg:x2="21.595cm" svg:y2="11.433cm">
          <text:p/>
        </draw:line>
        <draw:line draw:style-name="gr3" draw:text-style-name="P3" draw:layer="layout" svg:x1="22.085cm" svg:y1="11.433cm" svg:x2="22.395cm" svg:y2="11.433cm">
          <text:p/>
        </draw:line>
        <draw:line draw:style-name="gr3" draw:text-style-name="P3" draw:layer="layout" svg:x1="22.911cm" svg:y1="11.433cm" svg:x2="23.273cm" svg:y2="11.433cm">
          <text:p/>
        </draw:line>
        <draw:custom-shape draw:style-name="gr36" draw:text-style-name="P3" draw:layer="layout" svg:width="0.508cm" svg:height="0.508cm" svg:x="24.3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25.165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054cm" svg:y1="11.424cm" svg:x2="24.364cm" svg:y2="11.424cm">
          <text:p/>
        </draw:line>
        <draw:line draw:style-name="gr3" draw:text-style-name="P3" draw:layer="layout" svg:x1="24.854cm" svg:y1="11.424cm" svg:x2="25.164cm" svg:y2="11.424cm">
          <text:p/>
        </draw:line>
        <draw:line draw:style-name="gr3" draw:text-style-name="P3" draw:layer="layout" svg:x1="25.68cm" svg:y1="11.424cm" svg:x2="26.042cm" svg:y2="11.424cm">
          <text:p/>
        </draw:line>
        <draw:custom-shape draw:style-name="gr41" draw:text-style-name="P3" draw:layer="layout" svg:width="1.232cm" svg:height="1.27cm" svg:x="26.038cm" svg:y="10.79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" draw:layer="layout" svg:x1="22.706cm" svg:y1="11.702cm" svg:x2="24.892cm" svg:y2="12.954cm">
          <text:p/>
        </draw:line>
        <draw:frame draw:style-name="gr43" draw:text-style-name="P4" draw:layer="layout" svg:width="2.204cm" svg:height="0.763cm" svg:x="23.958cm" svg:y="12.853cm">
          <draw:text-box>
            <text:p><text:span text:style-name="T1">new leaf</text:span></text:p>
          </draw:text-box>
        </draw:frame>
        <draw:line draw:style-name="gr7" draw:text-style-name="P3" draw:layer="layout" svg:x1="22.657cm" svg:y1="10.033cm" svg:x2="22.657cm" svg:y2="11.049cm">
          <text:p/>
        </draw:line>
        <draw:frame draw:style-name="gr44" draw:text-style-name="P4" draw:layer="layout" svg:width="4.16cm" svg:height="0.763cm" svg:x="20.758cm" svg:y="9.398cm">
          <draw:text-box>
            <text:p><text:span text:style-name="T1">new splitting node</text:span></text:p>
          </draw:text-box>
        </draw:frame>
        <draw:line draw:style-name="gr7" draw:text-style-name="P3" draw:layer="layout" svg:x1="19.812cm" svg:y1="12.7cm" svg:x2="20.828cm" svg:y2="11.938cm">
          <text:p/>
        </draw:line>
        <draw:line draw:style-name="gr7" draw:text-style-name="P3" draw:layer="layout" svg:x1="19.304cm" svg:y1="12.7cm" svg:x2="18.212cm" svg:y2="12.039cm">
          <text:p/>
        </draw:line>
        <draw:frame draw:style-name="gr45" draw:text-style-name="P4" draw:layer="layout" svg:width="3.398cm" svg:height="1.275cm" svg:x="18.034cm" svg:y="12.595cm">
          <draw:text-box>
            <text:p><text:span text:style-name="T1">“</text:span><text:span text:style-name="T1">intermediate”</text:span></text:p>
            <text:p><text:span text:style-name="T1">nodes needed</text:span></text:p>
          </draw:text-box>
        </draw:frame>
        <draw:line draw:style-name="gr3" draw:text-style-name="P3" draw:layer="layout" svg:x1="0.025cm" svg:y1="11.43cm" svg:x2="0.335cm" svg:y2="11.43cm">
          <text:p/>
        </draw:line>
        <draw:line draw:style-name="gr7" draw:text-style-name="P3" draw:layer="layout" svg:x1="0.916cm" svg:y1="13.208cm" svg:x2="0.916cm" svg:y2="12.192cm">
          <text:p/>
        </draw:line>
        <draw:line draw:style-name="gr3" draw:text-style-name="P3" draw:layer="layout" svg:x1="0.916cm" svg:y1="13.208cm" svg:x2="18.034cm" svg:y2="13.208cm">
          <text:p/>
        </draw:line>
        <draw:line draw:style-name="gr7" draw:text-style-name="P3" draw:layer="layout" svg:x1="4.826cm" svg:y1="10.16cm" svg:x2="11.43cm" svg:y2="10.16cm">
          <text:p/>
        </draw:line>
        <draw:frame draw:style-name="gr46" draw:text-style-name="P4" draw:layer="layout" svg:width="3.728cm" svg:height="0.763cm" svg:x="6.132cm" svg:y="9.344cm">
          <draw:text-box>
            <text:p><text:span text:style-name="T1">depth increases</text:span></text:p>
          </draw:text-box>
        </draw:frame>
        <draw:line draw:style-name="gr3" draw:text-style-name="P3" draw:layer="layout" svg:x1="27.28cm" svg:y1="11.424cm" svg:x2="27.642cm" svg:y2="11.424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2" draw:text-style-name="P2" draw:layer="layout" svg:width="0.762cm" svg:height="0.762cm" draw:transform="skewX (-0.00139626340159546) translate (14.547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5.31cm" svg:y1="9.498cm" svg:x2="17.494cm" svg:y2="9.498cm">
          <text:p/>
        </draw:line>
        <draw:custom-shape draw:style-name="gr24" draw:text-style-name="P5" draw:layer="layout" svg:width="0.508cm" svg:height="0.508cm" svg:x="17.465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7.973cm" svg:y1="9.499cm" svg:x2="19.652cm" svg:y2="9.499cm">
          <text:p/>
        </draw:line>
        <draw:custom-shape draw:style-name="gr24" draw:text-style-name="P5" draw:layer="layout" svg:width="0.508cm" svg:height="0.508cm" svg:x="19.641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20.149cm" svg:y1="9.499cm" svg:x2="21.938cm" svg:y2="9.499cm">
          <text:p/>
        </draw:line>
        <draw:custom-shape draw:style-name="gr24" draw:text-style-name="P5" draw:layer="layout" svg:width="0.508cm" svg:height="0.508cm" svg:x="21.941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22.446cm" svg:y1="9.498cm" svg:x2="24.478cm" svg:y2="9.498cm">
          <text:p/>
        </draw:line>
        <draw:custom-shape draw:style-name="gr22" draw:text-style-name="P2" draw:layer="layout" svg:width="0.762cm" svg:height="0.762cm" draw:transform="skewX (-0.00139626340159546) translate (24.42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" draw:layer="layout" svg:width="2.471cm" svg:height="0.763cm" svg:x="13.739cm" svg:y="9.906cm">
          <draw:text-box>
            <text:p><text:span text:style-name="T1">n-&gt;parent</text:span></text:p>
          </draw:text-box>
        </draw:frame>
        <draw:frame draw:style-name="gr26" draw:text-style-name="P4" draw:layer="layout" svg:width="1.442cm" svg:height="0.763cm" svg:x="24.476cm" svg:y="9.905cm">
          <draw:text-box>
            <text:p><text:span text:style-name="T1">n</text:span></text:p>
          </draw:text-box>
        </draw:frame>
        <draw:line draw:style-name="gr3" draw:text-style-name="P3" draw:layer="layout" svg:x1="14.901cm" svg:y1="9.146cm" svg:x2="14.901cm" svg:y2="7.266cm">
          <text:p/>
        </draw:line>
        <draw:line draw:style-name="gr3" draw:text-style-name="P3" draw:layer="layout" svg:x1="17.701cm" svg:y1="9.252cm" svg:x2="17.701cm" svg:y2="6.458cm">
          <text:p/>
        </draw:line>
        <draw:line draw:style-name="gr7" draw:text-style-name="P3" draw:layer="layout" svg:x1="15.663cm" svg:y1="8.728cm" svg:x2="14.901cm" svg:y2="8.728cm">
          <text:p/>
        </draw:line>
        <draw:frame draw:style-name="gr28" draw:text-style-name="P4" draw:layer="layout" svg:width="2.712cm" svg:height="0.763cm" svg:x="15.545cm" svg:y="8.373cm">
          <draw:text-box>
            <text:p><text:span text:style-name="T1">child</text:span></text:p>
          </draw:text-box>
        </draw:frame>
        <draw:line draw:style-name="gr7" draw:text-style-name="P3" draw:layer="layout" svg:x1="16.902cm" svg:y1="8.728cm" svg:x2="17.664cm" svg:y2="8.728cm">
          <text:p/>
        </draw:line>
        <draw:line draw:style-name="gr3" draw:text-style-name="P3" draw:layer="layout" svg:x1="24.801cm" svg:y1="9.166cm" svg:x2="24.801cm" svg:y2="5.458cm">
          <text:p/>
        </draw:line>
        <draw:line draw:style-name="gr7" draw:text-style-name="P3" draw:layer="layout" svg:x1="18.636cm" svg:y1="8.728cm" svg:x2="17.702cm" svg:y2="8.728cm">
          <text:p/>
        </draw:line>
        <draw:line draw:style-name="gr7" draw:text-style-name="P3" draw:layer="layout" svg:x1="23.851cm" svg:y1="8.728cm" svg:x2="24.801cm" svg:y2="8.728cm">
          <text:p/>
        </draw:line>
        <draw:frame draw:style-name="gr29" draw:text-style-name="P8" draw:layer="layout" svg:width="0.502cm" svg:height="1.187cm" svg:x="22.675cm" svg:y="8.22cm">
          <draw:text-box>
            <text:p/>
          </draw:text-box>
        </draw:frame>
        <draw:frame draw:style-name="gr30" draw:text-style-name="P4" draw:layer="layout" svg:width="5.404cm" svg:height="0.763cm" svg:x="18.545cm" svg:y="8.374cm">
          <draw:text-box>
            <text:p><text:span text:style-name="T1">Path-compressed String</text:span></text:p>
          </draw:text-box>
        </draw:frame>
        <draw:line draw:style-name="gr27" draw:text-style-name="P3" draw:layer="layout" svg:x1="25.212cm" svg:y1="9.498cm" svg:x2="27.022cm" svg:y2="9.498cm">
          <text:p/>
        </draw:line>
        <draw:custom-shape draw:style-name="gr22" draw:text-style-name="P2" draw:layer="layout" svg:width="0.762cm" svg:height="0.762cm" draw:transform="skewX (-0.00139626340159546) translate (4.594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5.357cm" svg:y1="9.498cm" svg:x2="7.541cm" svg:y2="9.498cm">
          <text:p/>
        </draw:line>
        <draw:custom-shape draw:style-name="gr24" draw:text-style-name="P5" draw:layer="layout" svg:width="0.508cm" svg:height="0.508cm" svg:x="7.512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8.02cm" svg:y1="9.499cm" svg:x2="9.699cm" svg:y2="9.499cm">
          <text:p/>
        </draw:line>
        <draw:custom-shape draw:style-name="gr24" draw:text-style-name="P5" draw:layer="layout" svg:width="0.508cm" svg:height="0.508cm" svg:x="9.688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0.196cm" svg:y1="9.499cm" svg:x2="11.985cm" svg:y2="9.499cm">
          <text:p/>
        </draw:line>
        <draw:custom-shape draw:style-name="gr24" draw:text-style-name="P5" draw:layer="layout" svg:width="0.508cm" svg:height="0.508cm" svg:x="11.988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2.493cm" svg:y1="9.498cm" svg:x2="14.525cm" svg:y2="9.498cm">
          <text:p/>
        </draw:line>
        <draw:frame draw:style-name="gr48" draw:text-style-name="P4" draw:layer="layout" svg:width="4.185cm" svg:height="0.763cm" svg:x="2.986cm" svg:y="9.906cm">
          <draw:text-box>
            <text:p><text:span text:style-name="T1">n-&gt;parent-&gt;parent</text:span></text:p>
          </draw:text-box>
        </draw:frame>
        <draw:line draw:style-name="gr3" draw:text-style-name="P3" draw:layer="layout" svg:x1="4.948cm" svg:y1="9.144cm" svg:x2="4.948cm" svg:y2="8.128cm">
          <text:p/>
        </draw:line>
        <draw:line draw:style-name="gr3" draw:text-style-name="P3" draw:layer="layout" svg:x1="7.748cm" svg:y1="9.244cm" svg:x2="7.748cm" svg:y2="8.128cm">
          <text:p/>
        </draw:line>
        <draw:line draw:style-name="gr7" draw:text-style-name="P3" draw:layer="layout" svg:x1="5.71cm" svg:y1="8.728cm" svg:x2="4.948cm" svg:y2="8.728cm">
          <text:p/>
        </draw:line>
        <draw:frame draw:style-name="gr49" draw:text-style-name="P4" draw:layer="layout" svg:width="1.52cm" svg:height="0.763cm" svg:x="5.592cm" svg:y="8.373cm">
          <draw:text-box>
            <text:p><text:span text:style-name="T1">child</text:span></text:p>
          </draw:text-box>
        </draw:frame>
        <draw:line draw:style-name="gr7" draw:text-style-name="P3" draw:layer="layout" svg:x1="6.949cm" svg:y1="8.728cm" svg:x2="7.711cm" svg:y2="8.728cm">
          <text:p/>
        </draw:line>
        <draw:line draw:style-name="gr7" draw:text-style-name="P3" draw:layer="layout" svg:x1="8.683cm" svg:y1="8.728cm" svg:x2="7.749cm" svg:y2="8.728cm">
          <text:p/>
        </draw:line>
        <draw:frame draw:style-name="gr29" draw:text-style-name="P8" draw:layer="layout" svg:width="0.502cm" svg:height="1.187cm" svg:x="12.722cm" svg:y="7.62cm">
          <draw:text-box>
            <text:p/>
          </draw:text-box>
        </draw:frame>
        <draw:frame draw:style-name="gr30" draw:text-style-name="P4" draw:layer="layout" svg:width="5.404cm" svg:height="0.763cm" svg:x="8.592cm" svg:y="8.374cm">
          <draw:text-box>
            <text:p><text:span text:style-name="T1">Path-compressed String</text:span></text:p>
          </draw:text-box>
        </draw:frame>
        <draw:line draw:style-name="gr27" draw:text-style-name="P3" draw:layer="layout" svg:x1="1.512cm" svg:y1="9.498cm" svg:x2="4.712cm" svg:y2="9.498cm">
          <text:p/>
        </draw:line>
        <draw:line draw:style-name="gr7" draw:text-style-name="P3" draw:layer="layout" svg:x1="13.951cm" svg:y1="8.728cm" svg:x2="14.901cm" svg:y2="8.728cm">
          <text:p/>
        </draw:line>
        <draw:line draw:style-name="gr7" draw:text-style-name="P3" draw:layer="layout" svg:x1="12.051cm" svg:y1="7.728cm" svg:x2="14.947cm" svg:y2="7.728cm">
          <text:p/>
        </draw:line>
        <draw:custom-shape draw:style-name="gr22" draw:text-style-name="P2" draw:layer="layout" svg:width="0.762cm" svg:height="0.762cm" draw:transform="skewX (-0.00139626340159546) translate (0.695cm 9.1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4" draw:layer="layout" svg:width="1.797cm" svg:height="0.763cm" svg:x="0.44cm" svg:y="9.907cm">
          <draw:text-box>
            <text:p><text:span text:style-name="T1">root</text:span></text:p>
          </draw:text-box>
        </draw:frame>
        <draw:line draw:style-name="gr3" draw:text-style-name="P3" draw:layer="layout" svg:x1="1.101cm" svg:y1="9.166cm" svg:x2="1.101cm" svg:y2="5.458cm">
          <text:p/>
        </draw:line>
        <draw:line draw:style-name="gr7" draw:text-style-name="P3" draw:layer="layout" svg:x1="4.402cm" svg:y1="7.728cm" svg:x2="1.151cm" svg:y2="7.728cm">
          <text:p/>
        </draw:line>
        <draw:frame draw:style-name="gr50" draw:text-style-name="P4" draw:layer="layout" svg:width="6.89cm" svg:height="0.763cm" svg:x="4.472cm" svg:y="7.266cm">
          <draw:text-box>
            <text:p><text:span text:style-name="T1">string represented by n-&gt;parent</text:span></text:p>
          </draw:text-box>
        </draw:frame>
        <draw:line draw:style-name="gr7" draw:text-style-name="P3" draw:layer="layout" svg:x1="4.962cm" svg:y1="6.928cm" svg:x2="1.152cm" svg:y2="6.928cm">
          <text:p/>
        </draw:line>
        <draw:frame draw:style-name="gr51" draw:text-style-name="P4" draw:layer="layout" svg:width="8.655cm" svg:height="0.763cm" svg:x="5.072cm" svg:y="6.467cm">
          <draw:text-box>
            <text:p><text:span text:style-name="T1">“</text:span><text:span text:style-name="T1">prefix” (index in hash table) for node n</text:span></text:p>
          </draw:text-box>
        </draw:frame>
        <draw:line draw:style-name="gr7" draw:text-style-name="P3" draw:layer="layout" svg:x1="13.651cm" svg:y1="6.928cm" svg:x2="17.715cm" svg:y2="6.928cm">
          <text:p/>
        </draw:line>
        <draw:line draw:style-name="gr7" draw:text-style-name="P3" draw:layer="layout" svg:x1="16.451cm" svg:y1="6.128cm" svg:x2="24.782cm" svg:y2="6.128cm">
          <text:p/>
        </draw:line>
        <draw:line draw:style-name="gr7" draw:text-style-name="P3" draw:layer="layout" svg:x1="9.078cm" svg:y1="6.128cm" svg:x2="1.153cm" svg:y2="6.128cm">
          <text:p/>
        </draw:line>
        <draw:frame draw:style-name="gr52" draw:text-style-name="P4" draw:layer="layout" svg:width="7.081cm" svg:height="0.763cm" svg:x="9.273cm" svg:y="5.668cm">
          <draw:text-box>
            <text:p><text:span text:style-name="T1">string represented by the node 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53" draw:text-style-name="P2" draw:layer="layout" svg:width="23.594cm" svg:height="13.271cm" svg:x="2.568cm" svg:y="5.7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53" draw:text-style-name="P2" draw:layer="layout" svg:width="23.597cm" svg:height="13.259cm" svg:x="1.4cm" svg:y="4.9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_35__20_Percent" draw:display-name="5 Percent" xlink:href="Pictures/100000000000000800000008EB659A9EB67C9DEE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7T11:11:32.609560169</meta:creation-date>
    <dc:date>2018-12-30T19:19:03.977986555</dc:date>
    <meta:editing-duration>PT50M35S</meta:editing-duration>
    <meta:editing-cycles>12</meta:editing-cycles>
    <meta:generator>LibreOffice/5.4.6.2$Linux_X86_64 LibreOffice_project/40m0$Build-2</meta:generator>
    <meta:document-statistic meta:object-count="2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595cm" svg:height="13.272cm" xlink:href="." xlink:type="simple" chart:class="chart:bar" chart:style-name="ch1">
        <chart:legend chart:legend-position="end" svg:x="21.094cm" svg:y="5.59cm" style:legend-expansion="high" chart:style-name="ch2"/>
        <chart:plot-area chart:style-name="ch3" chart:data-source-has-labels="both" svg:x="0.471cm" svg:y="0.265cm" svg:width="20.152cm" svg:height="12.742cm">
          <chartooo:coordinate-region svg:x="1.092cm" svg:y="0.464cm" svg:width="19.531cm" svg:height="11.896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4" chart:label-cell-address="local-table.$C$1" chart:class="chart:bar">
            <chart:data-point chart:repeated="3"/>
          </chart:series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series chart:style-name="ch10" chart:values-cell-range-address="local-table.$E$2:.$E$4" chart:label-cell-address="local-table.$E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pIndex</text:p>
              </table:table-cell>
              <table:table-cell office:value-type="string">
                <text:p>Hash Table</text:p>
              </table:table-cell>
              <table:table-cell office:value-type="string">
                <text:p>HOT</text:p>
              </table:table-cell>
              <table:table-cell office:value-type="string">
                <text:p>ART</text:p>
              </table:table-cell>
            </table:table-row>
          </table:table-header-rows>
          <table:table-rows>
            <table:table-row>
              <table:table-cell office:value-type="string">
                <text:p>Insert</text:p>
              </table:table-cell>
              <table:table-cell office:value-type="float" office:value="2.1">
                <text:p>2.1</text:p>
              </table:table-cell>
              <table:table-cell office:value-type="float" office:value="1.37">
                <text:p>1.37</text:p>
              </table:table-cell>
              <table:table-cell office:value-type="float" office:value="9.1">
                <text:p>9.1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Lookup</text:p>
              </table:table-cell>
              <table:table-cell office:value-type="float" office:value="1.58">
                <text:p>1.58</text:p>
              </table:table-cell>
              <table:table-cell office:value-type="float" office:value="1.14">
                <text:p>1.14</text:p>
              </table:table-cell>
              <table:table-cell office:value-type="float" office:value="5.41">
                <text:p>5.41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Lower_bound</text:p>
              </table:table-cell>
              <table:table-cell office:value-type="float" office:value="2.82">
                <text:p>2.82</text:p>
              </table:table-cell>
              <table:table-cell office:value-type="float" office:value="NaN">
                <text:p>NaN</text:p>
              </table:table-cell>
              <table:table-cell office:value-type="float" office:value="5.85">
                <text:p>5.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draw:stroke-dash="ChartDash_20_7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598cm" svg:height="13.26cm" xlink:href="." xlink:type="simple" chart:class="chart:bar" chart:style-name="ch1">
        <chart:legend chart:legend-position="end" svg:x="21.097cm" svg:y="5.584cm" style:legend-expansion="high" chart:style-name="ch2"/>
        <chart:plot-area chart:style-name="ch3" chart:data-source-has-labels="both" svg:x="0.471cm" svg:y="0.265cm" svg:width="20.155cm" svg:height="12.73cm">
          <chartooo:coordinate-region svg:x="1.092cm" svg:y="0.465cm" svg:width="19.534cm" svg:height="11.883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B$2:.$B$4" chart:label-cell-address="local-table.$B$1" chart:class="chart:bar">
            <chart:data-point chart:repeated="3"/>
          </chart:series>
          <chart:series chart:style-name="ch10" chart:values-cell-range-address="local-table.$D$2:.$D$4" chart:label-cell-address="local-table.$D$1" chart:class="chart:bar">
            <chart:data-point chart:repeated="2"/>
            <chart:data-point chart:style-name="ch11"/>
          </chart:series>
          <chart:series chart:style-name="ch12" chart:values-cell-range-address="local-table.$E$2:.$E$4" chart:label-cell-address="local-table.$E$1" chart:class="chart:bar">
            <chart:data-point/>
            <chart:data-point chart:style-name="ch11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pIndex</text:p>
              </table:table-cell>
              <table:table-cell office:value-type="string">
                <text:p>Hash Table</text:p>
              </table:table-cell>
              <table:table-cell office:value-type="string">
                <text:p>HOT</text:p>
              </table:table-cell>
              <table:table-cell office:value-type="string">
                <text:p>ART</text:p>
              </table:table-cell>
            </table:table-row>
          </table:table-header-rows>
          <table:table-rows>
            <table:table-row>
              <table:table-cell office:value-type="string">
                <text:p>Insert</text:p>
              </table:table-cell>
              <table:table-cell office:value-type="float" office:value="2.9">
                <text:p>2.9</text:p>
              </table:table-cell>
              <table:table-cell office:value-type="float" office:value="1.38">
                <text:p>1.38</text:p>
              </table:table-cell>
              <table:table-cell office:value-type="float" office:value="9.16">
                <text:p>9.1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Lookup</text:p>
              </table:table-cell>
              <table:table-cell office:value-type="float" office:value="1.91">
                <text:p>1.91</text:p>
              </table:table-cell>
              <table:table-cell office:value-type="float" office:value="1.16">
                <text:p>1.16</text:p>
              </table:table-cell>
              <table:table-cell office:value-type="float" office:value="5.47">
                <text:p>5.4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Lower_bound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5.98">
                <text:p>5.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ChartDash_20_1" draw:display-name="ChartDash 1" draw:style="rect" draw:dots1="1" draw:dots1-length="0.051cm" draw:dots2="1" draw:dots2-length="0.051cm" draw:distance="0.051cm"/>
    <draw:stroke-dash draw:name="ChartDash_20_2" draw:display-name="ChartDash 2" draw:style="rect" draw:dots1="1" draw:dots1-length="197%" draw:distance="197%"/>
    <draw:stroke-dash draw:name="ChartDash_20_3" draw:display-name="ChartDash 3" draw:style="rect" draw:dots1="2" draw:dots1-length="0.051cm" draw:dots2="3" draw:dots2-length="0.254cm" draw:distance="0.127cm"/>
    <draw:stroke-dash draw:name="ChartDash_20_4" draw:display-name="ChartDash 4" draw:style="rect" draw:dots1="1" draw:distance="0.457cm"/>
    <draw:stroke-dash draw:name="ChartDash_20_5" draw:display-name="ChartDash 5" draw:style="rect" draw:dots1="1" draw:dots1-length="2.007cm" draw:dots2="10" draw:distance="0.152cm"/>
    <draw:stroke-dash draw:name="ChartDash_20_6" draw:display-name="ChartDash 6" draw:style="rect" draw:dots1="3" draw:dots1-length="197%" draw:dots2="3" draw:distance="100%"/>
    <draw:stroke-dash draw:name="ChartDash_20_7" draw:display-name="ChartDash 7" draw:style="rect" draw:dots1="1" draw:distance="50%"/>
    <draw:stroke-dash draw:name="ChartDash_20_8" draw:display-name="ChartDash 8" draw:style="rect" draw:dots1="1" draw:dots1-length="197%" draw:distance="120%"/>
  </office:styles>
</office:document-styles>
</file>